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28429" officeooo:paragraph-rsid="00228429"/>
    </style:style>
    <style:style style:name="P2" style:family="paragraph" style:parent-style-name="Standard">
      <style:paragraph-properties fo:margin-left="0cm" fo:margin-right="0cm" fo:margin-top="0.42cm" fo:margin-bottom="0cm" loext:contextual-spacing="false" fo:text-indent="0cm" style:auto-text-indent="false"/>
      <style:text-properties officeooo:rsid="00228429" officeooo:paragraph-rsid="00228429"/>
    </style:style>
    <style:style style:name="P3" style:family="paragraph" style:parent-style-name="Text_20_body">
      <style:paragraph-properties fo:margin-left="0cm" fo:margin-right="0cm" fo:margin-top="0.42cm" fo:margin-bottom="0.21cm" loext:contextual-spacing="false" fo:text-indent="0cm" style:auto-text-indent="false"/>
      <style:text-properties fo:font-weight="bold" officeooo:rsid="00228429" officeooo:paragraph-rsid="00228429" style:font-weight-asian="bold" style:font-weight-complex="bold"/>
    </style:style>
    <style:style style:name="P4" style:family="paragraph" style:parent-style-name="Text_20_body">
      <style:text-properties officeooo:rsid="002043ed" officeooo:paragraph-rsid="002043ed"/>
    </style:style>
    <style:style style:name="P5" style:family="paragraph" style:parent-style-name="Text_20_body">
      <style:text-properties officeooo:rsid="0020e0fc" officeooo:paragraph-rsid="0020e0fc"/>
    </style:style>
    <style:style style:name="P6" style:family="paragraph" style:parent-style-name="Text_20_body">
      <style:text-properties officeooo:rsid="00228429" officeooo:paragraph-rsid="00228429"/>
    </style:style>
    <style:style style:name="P7" style:family="paragraph" style:parent-style-name="Text_20_body">
      <style:text-properties fo:font-weight="bold" officeooo:rsid="00228429" officeooo:paragraph-rsid="00228429" style:font-weight-asian="bold" style:font-weight-complex="bold"/>
    </style:style>
    <style:style style:name="P8" style:family="paragraph" style:parent-style-name="Heading_20_1">
      <style:text-properties style:font-name="Times New Roman1" fo:font-size="14pt" fo:font-weight="bold" officeooo:rsid="0026678f" officeooo:paragraph-rsid="0026678f" style:font-name-asian="Microsoft YaHei" style:font-size-asian="18.2000007629395pt" style:font-weight-asian="bold" style:font-name-complex="Mangal" style:font-size-complex="18.2000007629395pt" style:font-weight-complex="bold"/>
    </style:style>
    <style:style style:name="P9" style:family="paragraph" style:parent-style-name="Standard">
      <style:paragraph-properties fo:margin-left="0cm" fo:margin-right="0cm" fo:margin-top="0.42cm" fo:margin-bottom="0cm" loext:contextual-spacing="false" fo:text-indent="0cm" style:auto-text-indent="false"/>
      <style:text-properties officeooo:rsid="00228429" officeooo:paragraph-rsid="00228429"/>
    </style:style>
    <style:style style:name="P10" style:family="paragraph" style:parent-style-name="Text_20_body">
      <style:text-properties officeooo:rsid="0020e7ad" officeooo:paragraph-rsid="0020e7ad"/>
    </style:style>
    <style:style style:name="P11" style:family="paragraph" style:parent-style-name="Text_20_body">
      <style:text-properties officeooo:rsid="00228429" officeooo:paragraph-rsid="00228429"/>
    </style:style>
    <style:style style:name="P12" style:family="paragraph" style:parent-style-name="Text_20_body">
      <style:text-properties officeooo:rsid="0020e0fc" officeooo:paragraph-rsid="0020e0fc"/>
    </style:style>
    <style:style style:name="T1" style:family="text">
      <style:text-properties officeooo:rsid="0026e0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Ladislav Fuks – Spalovač mrtvol</text:h>
      <text:p text:style-name="P7">Informace ke knize</text:p>
      <text:p text:style-name="P4">literární druh: <text:span text:style-name="T1">epika</text:span></text:p>
      <text:p text:style-name="P4">literární žánr: <text:span text:style-name="T1">novela</text:span></text:p>
      <text:p text:style-name="P4">literární forma:</text:p>
      <text:p text:style-name="P5">téma: vzorný otec rodiny a zaměstnanec krematoria, který se pod vlivem fašistické ideologie mění v psychopata a vraha svých nejbližších</text:p>
      <text:p text:style-name="P5">kdy: <text:span text:style-name="T1">1937-1938</text:span></text:p>
      <text:p text:style-name="P5">kde: <text:span text:style-name="T1">Praha okupovaná nacistickýým Německem</text:span></text:p>
      <text:p text:style-name="P5">kompozice: chronologická, poklidný děj se zrychlí až na posledních 20 stranách, 15 kapitol</text:p>
      <text:p text:style-name="P5">způsob vyprávění: <text:s text:c="4"/>• Vypravěč – er-forma, nezasahuje dod děje, pouze vypráví, co se děje</text:p>
      <text:p text:style-name="P5"><text:s text:c="4"/>• Vyprávěcí způsoby - nepřímá řeč, častý výskyt přímé řeči (určíš z výňatku)</text:p>
      <text:p text:style-name="P5"><text:s text:c="4"/>• Typy promluv – určíš z výňatku (pásmo vypravěče, monolog, dialog)</text:p>
      <text:p text:style-name="P10">charakteristika postav: Pan Kopfrkingl - obětavý zaměstnanec, vzorný otec, důsledný, stará se řádně o rodinu a výchovu dětí, postupně se mění v udavače a vraha, lehce manipulovatelný, sklony k fašismu, okázalý nekuřák a abstinent</text:p>
      <text:p text:style-name="P10">Marie - nazývají ji Lakmé, poloviční Židovka, tichá, nevýrazná, bojácná</text:p>
      <text:p text:style-name="P10">Zina - dcera, nadaná</text:p>
      <text:p text:style-name="P10">Milivoj - syn, šikanovaný</text:p>
      <text:p text:style-name="P6">jazykové prostředky: striktně spisovný včetně přímé řeči, časté opakování variací jedné a té samé věty, časté opakování variací jedné a skoro té samé věty</text:p>
      <text:p text:style-name="P3">Kontext díla</text:p>
      <text:p text:style-name="P6">Český spisovatel, pracoval v památkové péči, od roku 159 pracoval v národní galerii</text:p>
      <text:p text:style-name="P6">2. Česká próza 50. a 60. let</text:p>
      <text:p text:style-name="P6">3. jeho tvorba silně autobiografická, velmi ho ovlivnil vztah k autoritativnímu otci;</text:p>
      <text:p text:style-name="P6">v období okupace to měl těžké, protože byl homosexuál.</text:p>
      <text:p text:style-name="P6">4. Zahynul ve svém bytě, jeho tělo bylo nalezeno až 2 dny poté.</text:p>
      <text:p text:style-name="P6">5. Dílo:</text:p>
      <text:p text:style-name="P6">Psal především psychologickou prózu s tématem úzkosti člověka ohrožovaného</text:p>
      <text:p text:style-name="P6">nesvobodou a násilím. Jako symbol tohoto tématu si pak zvolil druhou světovou válku</text:p>
      <text:p text:style-name="P6">a holokaust.</text:p>
      <text:p text:style-name="P6">1. Etapa</text:p>
      <text:p text:style-name="P6">- Pan Theodor Mundstock (psychologický román)</text:p>
      <text:p text:style-name="P6">- Mí černovlasí bratři (soubor šesti povídek)</text:p>
      <text:p text:style-name="P6">- Spalovač mrtvol (psychologický román)</text:p>
      <text:p text:style-name="P6">2. Etapa – od 70. Let</text:p>
      <text:p text:style-name="P6"><text:soft-page-break/>- Mrtvý v podchodu (detektivní román)</text:p>
      <text:p text:style-name="P6">- Vévodkyně a kuchařka (rozsáhly historický román)</text:p>
      <text:p text:style-name="P6">6. Současníci:</text:p>
      <text:p text:style-name="P6">a) Arnošt Lustig (česko)</text:p>
      <text:p text:style-name="P6">o Modlitba pro Kateřinu Horovitzovou (novela podle skutečné události)</text:p>
      <text:p text:style-name="P6">o Noc a naděje (sbírka povídek)</text:p>
      <text:p text:style-name="P6">b) Bohumil Hrabal (česko)</text:p>
      <text:p text:style-name="P6">o Obsluhoval jsem anglického krále (román)</text:p>
      <text:p text:style-name="P6">o Ostře sledované vlaky (novela)</text:p>
      <text:p text:style-name="P6">c) Josef Nesvadba (česko)</text:p>
      <text:p text:style-name="P6">o Vynález proti sobě (sbírka povídek)</text:p>
      <text:p text:style-name="P2">Děj: Vypráví o pracovníku krematoria Kopfrkinglovi, z něhož se částečně vlivem nacistické ideologie, částečně tím, že byl ovlivněn orientální filosofií, stává maniak, vrah celé své rodiny, manželky, syna (dcera mu však uteče), přičemž věří, že je smrt očistí.</text:p>
      <text:p text:style-name="P2">Jde vidět, jak postupem děje se stává z člověka, který nadevše miluje svoji rodinu bezcitný vrah, který propadl určité ideologii.</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ázev_20_hlavní_20_kapitoly" style:display-name="Název hlavní kapitoly" style:family="paragraph" style:parent-style-name="Standard">
      <style:paragraph-properties fo:margin-top="0.499cm" fo:margin-bottom="0cm" loext:contextual-spacing="false"/>
      <style:text-properties fo:font-size="12pt" fo:font-weight="bold"/>
    </style:style>
    <style:style style:name="Název_20_textu" style:display-name="Název textu" style:family="paragraph" style:parent-style-name="Název_20_hlavní_20_kapitoly">
      <style:paragraph-properties fo:margin-top="0cm" fo:margin-bottom="0cm" loext:contextual-spacing="false" fo:text-align="center" style:justify-single-word="false"/>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0.42cm" loext:contextual-spacing="false" fo:text-align="center" style:justify-single-word="false" fo:text-indent="-0.76cm" style:auto-text-indent="false">
        <style:tab-stops/>
      </style:paragraph-properties>
      <style:text-properties style:font-name="Times New Roman1" fo:font-family="'Times New Roman'" style:font-style-name="tučné" style:font-family-generic="roman" style:font-pitch="variable" fo:font-size="14pt"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0-27T16:02:09.89</meta:creation-date>
    <meta:generator>LibreOffice/6.3.4.2$Windows_X86_64 LibreOffice_project/60da17e045e08f1793c57c00ba83cdfce946d0aa</meta:generator>
    <dc:date>2022-09-26T18:52:45.084000000</dc:date>
    <meta:editing-duration>PT1H33M33S</meta:editing-duration>
    <meta:editing-cycles>13</meta:editing-cycles>
    <meta:document-statistic meta:table-count="0" meta:image-count="0" meta:object-count="0" meta:page-count="2" meta:paragraph-count="45" meta:word-count="391" meta:character-count="2564" meta:non-whitespace-character-count="2202"/>
  </office:meta>
</office:document-meta>
</file>